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_50_0_37__32_-_32__201_nfasis1" style:data-style-name="N0">
      <style:table-cell-properties fo:border="thin solid #000000" style:vertical-align="automatic" fo:background-color="#C0E6F5" style:repeat-content="false"/>
      <style:paragraph-properties fo:text-align="center"/>
      <style:text-properties style:font-name="Aptos Narrow" style:font-name-asian="Aptos Narrow" style:font-name-complex="Aptos Narrow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Moneda" style:data-style-name="N36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_50_0_37__32_-_32__201_nfasis2" style:data-style-name="N0">
      <style:table-cell-properties fo:border="thin solid #000000" style:vertical-align="automatic" fo:background-color="#FBE2D5" style:repeat-content="false"/>
      <style:paragraph-properties fo:text-align="center"/>
      <style:text-properties style:font-name="Aptos Narrow" style:font-name-asian="Aptos Narrow" style:font-name-complex="Aptos Narrow"/>
    </style:style>
    <style:style style:name="ce14" style:family="table-cell" style:parent-style-name="_50_0_37__32_-_32__201_nfasis3" style:data-style-name="N0">
      <style:table-cell-properties fo:border="thin solid #000000" style:vertical-align="automatic" fo:background-color="#C1F0C8" style:repeat-content="false"/>
      <style:paragraph-properties fo:text-align="center"/>
      <style:text-properties style:font-name="Aptos Narrow" style:font-name-asian="Aptos Narrow" style:font-name-complex="Aptos Narrow"/>
    </style:style>
    <style:style style:name="ce15" style:family="table-cell" style:parent-style-name="_50_0_37__32_-_32__201_nfasis5" style:data-style-name="N0">
      <style:table-cell-properties fo:border="thin solid #000000" style:vertical-align="automatic" fo:background-color="#F2CEEF" style:repeat-content="false"/>
      <style:paragraph-properties fo:text-align="center"/>
      <style:text-properties style:font-name="Aptos Narrow" style:font-name-asian="Aptos Narrow" style:font-name-complex="Aptos Narrow"/>
    </style:style>
    <style:style style:name="ce16" style:family="table-cell" style:parent-style-name="Neutral" style:data-style-name="N0">
      <style:table-cell-properties fo:border="thin solid #000000" style:vertical-align="automatic" fo:background-color="#FFEB9C" style:repeat-content="false"/>
      <style:paragraph-properties fo:text-align="center"/>
      <style:text-properties fo:color="#000000" style:font-name="Aptos Narrow" style:font-name-asian="Aptos Narrow" style:font-name-complex="Aptos Narrow"/>
    </style:style>
    <style:style style:name="ce17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000000" style:font-name="Aptos Narrow" style:font-name-asian="Aptos Narrow" style:font-name-complex="Aptos Narrow"/>
    </style:style>
    <style:style style:name="ce18" style:family="table-cell" style:parent-style-name="C_225_lculo" style:data-style-name="N0">
      <style:table-cell-properties fo:border="thin solid #7F7F7F" style:vertical-align="automatic" fo:background-color="#F2F2F2" style:repeat-content="false"/>
      <style:paragraph-properties fo:text-align="center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ce19" style:family="table-cell" style:parent-style-name="C_225_lculo" style:data-style-name="N36">
      <style:table-cell-properties fo:border="thin solid #7F7F7F" style:vertical-align="automatic" fo:background-color="#F2F2F2" style:repeat-content="false"/>
      <style:paragraph-properties fo:text-align="center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ce20" style:family="table-cell" style:parent-style-name="Entrada" style:data-style-name="N36">
      <style:table-cell-properties fo:border="thin solid #7F7F7F" style:vertical-align="automatic" fo:background-color="#FFCC99" style:repeat-content="false"/>
      <style:paragraph-properties fo:text-align="center"/>
      <style:text-properties fo:color="#3F3F76" style:font-name="Aptos Narrow" style:font-name-asian="Aptos Narrow" style:font-name-complex="Aptos Narrow" fo:font-size="16pt" style:font-size-asian="16pt" style:font-size-complex="1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92D050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3.33375cm" style:use-optimal-column-width="true"/>
    </style:style>
    <style:style style:name="co3" style:family="table-column">
      <style:table-column-properties fo:break-before="auto" style:column-width="2.38125cm" style:use-optimal-column-width="true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2.16958333333333cm" style:use-optimal-column-width="true"/>
    </style:style>
    <style:style style:name="co6" style:family="table-column">
      <style:table-column-properties fo:break-before="auto" style:column-width="1.61395833333333cm" style:use-optimal-column-width="true"/>
    </style:style>
    <style:style style:name="co7" style:family="table-column">
      <style:table-column-properties fo:break-before="auto" style:column-width="2.11666666666667cm" style:use-optimal-column-width="true"/>
    </style:style>
    <style:style style:name="co8" style:family="table-column">
      <style:table-column-properties fo:break-before="auto" style:column-width="1.69333333333333cm" style:use-optimal-column-width="true"/>
    </style:style>
    <style:style style:name="co9" style:family="table-column">
      <style:table-column-properties fo:break-before="auto" style:column-width="2.35479166666667cm" style:use-optimal-column-width="true"/>
    </style:style>
    <style:style style:name="co10" style:family="table-column">
      <style:table-column-properties fo:break-before="auto" style:column-width="3.46604166666667cm" style:use-optimal-column-width="true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abl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1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6368" table:default-cell-style-name="ce2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5" table:number-rows-spanned="1" table:style-name="ce27">
            <text:p>TABLA TAREAS</text:p>
          </table:table-cell>
          <table:covered-table-cell table:number-columns-repeated="14"/>
          <table:table-cell table:number-columns-repeated="16369" table:style-name="ce2"/>
        </table:table-row>
        <table:table-row table:style-name="ro2">
          <table:table-cell office:value-type="string" table:style-name="ce3">
            <text:p>Tarea</text:p>
          </table:table-cell>
          <table:table-cell office:value-type="string" table:style-name="ce4">
            <text:p>Esfuerzo</text:p>
          </table:table-cell>
          <table:table-cell office:value-type="string" table:style-name="ce4">
            <text:p>Esfuerzo Xabier</text:p>
          </table:table-cell>
          <table:table-cell office:value-type="string" table:style-name="ce4">
            <text:p>Esfuerzo Pablo</text:p>
          </table:table-cell>
          <table:table-cell office:value-type="string" table:style-name="ce4">
            <text:p>Esfuerzo</text:p>
            <text:p>Ander</text:p>
          </table:table-cell>
          <table:table-cell office:value-type="string" table:style-name="ce4">
            <text:p>Esfuerzo</text:p>
            <text:p>Asier</text:p>
          </table:table-cell>
          <table:table-cell office:value-type="string" table:style-name="ce5">
            <text:p>Coste Xabier</text:p>
          </table:table-cell>
          <table:table-cell office:value-type="string" table:style-name="ce5">
            <text:p>Coste Pablo</text:p>
          </table:table-cell>
          <table:table-cell office:value-type="string" table:style-name="ce5">
            <text:p>Coste Ander</text:p>
          </table:table-cell>
          <table:table-cell office:value-type="string" table:style-name="ce5">
            <text:p>Conste Asier</text:p>
          </table:table-cell>
          <table:table-cell office:value-type="string" table:style-name="ce5">
            <text:p>Coste total</text:p>
            <text:p>Personal</text:p>
          </table:table-cell>
          <table:table-cell office:value-type="string" table:style-name="ce5">
            <text:p>Otros<text:s/></text:p>
            <text:p>costes</text:p>
          </table:table-cell>
          <table:table-cell office:value-type="string" table:style-name="ce6">
            <text:p>Duración</text:p>
          </table:table-cell>
          <table:table-cell office:value-type="string" table:style-name="ce6">
            <text:p>Coste total</text:p>
          </table:table-cell>
          <table:table-cell office:value-type="string" table:style-name="ce5">
            <text:p>Coste total/</text:p>
            <text:p>día</text:p>
          </table:table-cell>
          <table:table-cell table:style-name="ce7"/>
          <table:table-cell table:number-columns-repeated="16368" table:style-name="ce8"/>
        </table:table-row>
        <table:table-row table:style-name="ro1">
          <table:table-cell office:value-type="string" table:style-name="ce9">
            <text:p>1.1.1.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4]*20" table:style-name="ce11">
            <text:p><text:s/>- €<text:s/></text:p>
          </table:table-cell>
          <table:table-cell office:value-type="currency" office:value="20" table:formula="of:=[.D4]*20" table:style-name="ce11">
            <text:p><text:s/>20,00 €<text:s/></text:p>
          </table:table-cell>
          <table:table-cell office:value-type="currency" office:value="0" table:formula="of:=[.E4]*20" table:style-name="ce11">
            <text:p><text:s/>- €<text:s/></text:p>
          </table:table-cell>
          <table:table-cell office:value-type="currency" office:value="0" table:formula="of:=[.F4]*20" table:style-name="ce11">
            <text:p><text:s/>- €<text:s/></text:p>
          </table:table-cell>
          <table:table-cell office:value-type="currency" office:value="20" table:formula="of:=SUM([.G4:.J4])" table:style-name="ce11">
            <text:p><text:s/>20,00 €<text:s/></text:p>
          </table:table-cell>
          <table:table-cell office:value-type="currency" office:value="6" table:formula="of:=[.K4]*0.3" table:style-name="ce12">
            <text:p><text:s/>6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26" table:formula="of:=[.K4]+[.L4]" table:style-name="ce12">
            <text:p><text:s/>26,00 €<text:s/></text:p>
          </table:table-cell>
          <table:table-cell office:value-type="currency" office:value="78" table:formula="of:=[.N4]*3" table:style-name="ce12">
            <text:p><text:s/>78,00 €<text:s/></text:p>
          </table:table-cell>
          <table:table-cell table:number-columns-repeated="16369" table:style-name="ce2"/>
        </table:table-row>
        <table:table-row table:style-name="ro1">
          <table:table-cell office:value-type="string" table:style-name="ce9">
            <text:p>1.1.1.2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5]*20" table:style-name="ce11">
            <text:p><text:s/>- €<text:s/></text:p>
          </table:table-cell>
          <table:table-cell office:value-type="currency" office:value="20" table:formula="of:=[.D5]*20" table:style-name="ce11">
            <text:p><text:s/>20,00 €<text:s/></text:p>
          </table:table-cell>
          <table:table-cell office:value-type="currency" office:value="0" table:formula="of:=[.E5]*20" table:style-name="ce11">
            <text:p><text:s/>- €<text:s/></text:p>
          </table:table-cell>
          <table:table-cell office:value-type="currency" office:value="0" table:formula="of:=[.F5]*20" table:style-name="ce11">
            <text:p><text:s/>- €<text:s/></text:p>
          </table:table-cell>
          <table:table-cell office:value-type="currency" office:value="20" table:formula="of:=SUM([.G5:.J5])" table:style-name="ce11">
            <text:p><text:s/>20,00 €<text:s/></text:p>
          </table:table-cell>
          <table:table-cell office:value-type="currency" office:value="6" table:formula="of:=[.K5]*0.3" table:style-name="ce12">
            <text:p><text:s/>6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26" table:formula="of:=[.K5]+[.L5]" table:style-name="ce12">
            <text:p><text:s/>26,00 €<text:s/></text:p>
          </table:table-cell>
          <table:table-cell office:value-type="currency" office:value="78" table:formula="of:=[.N5]*3" table:style-name="ce12">
            <text:p><text:s/>7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1.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6]*20" table:style-name="ce11">
            <text:p><text:s/>- €<text:s/></text:p>
          </table:table-cell>
          <table:table-cell office:value-type="currency" office:value="20" table:formula="of:=[.D6]*20" table:style-name="ce11">
            <text:p><text:s/>20,00 €<text:s/></text:p>
          </table:table-cell>
          <table:table-cell office:value-type="currency" office:value="0" table:formula="of:=[.E6]*20" table:style-name="ce11">
            <text:p><text:s/>- €<text:s/></text:p>
          </table:table-cell>
          <table:table-cell office:value-type="currency" office:value="0" table:formula="of:=[.F6]*20" table:style-name="ce11">
            <text:p><text:s/>- €<text:s/></text:p>
          </table:table-cell>
          <table:table-cell office:value-type="currency" office:value="20" table:formula="of:=SUM([.G6:.J6])" table:style-name="ce11">
            <text:p><text:s/>20,00 €<text:s/></text:p>
          </table:table-cell>
          <table:table-cell office:value-type="currency" office:value="6" table:formula="of:=[.K6]*0.3" table:style-name="ce12">
            <text:p><text:s/>6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26" table:formula="of:=[.K6]+[.L6]" table:style-name="ce12">
            <text:p><text:s/>26,00 €<text:s/></text:p>
          </table:table-cell>
          <table:table-cell office:value-type="currency" office:value="78" table:formula="of:=[.N6]*3" table:style-name="ce12">
            <text:p><text:s/>7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2.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7]*20" table:style-name="ce11">
            <text:p><text:s/>- €<text:s/></text:p>
          </table:table-cell>
          <table:table-cell office:value-type="currency" office:value="20" table:formula="of:=[.D7]*20" table:style-name="ce11">
            <text:p><text:s/>20,00 €<text:s/></text:p>
          </table:table-cell>
          <table:table-cell office:value-type="currency" office:value="0" table:formula="of:=[.E7]*20" table:style-name="ce11">
            <text:p><text:s/>- €<text:s/></text:p>
          </table:table-cell>
          <table:table-cell office:value-type="currency" office:value="0" table:formula="of:=[.F7]*20" table:style-name="ce11">
            <text:p><text:s/>- €<text:s/></text:p>
          </table:table-cell>
          <table:table-cell office:value-type="currency" office:value="20" table:formula="of:=SUM([.G7:.J7])" table:style-name="ce11">
            <text:p><text:s/>20,00 €<text:s/></text:p>
          </table:table-cell>
          <table:table-cell office:value-type="currency" office:value="6" table:formula="of:=[.K7]*0.3" table:style-name="ce12">
            <text:p><text:s/>6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26" table:formula="of:=[.K7]+[.L7]" table:style-name="ce12">
            <text:p><text:s/>26,00 €<text:s/></text:p>
          </table:table-cell>
          <table:table-cell office:value-type="currency" office:value="78" table:formula="of:=[.N7]*3" table:style-name="ce12">
            <text:p><text:s/>7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2.2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8]*20" table:style-name="ce11">
            <text:p><text:s/>- €<text:s/></text:p>
          </table:table-cell>
          <table:table-cell office:value-type="currency" office:value="20" table:formula="of:=[.D8]*20" table:style-name="ce11">
            <text:p><text:s/>20,00 €<text:s/></text:p>
          </table:table-cell>
          <table:table-cell office:value-type="currency" office:value="0" table:formula="of:=[.E8]*20" table:style-name="ce11">
            <text:p><text:s/>- €<text:s/></text:p>
          </table:table-cell>
          <table:table-cell office:value-type="currency" office:value="0" table:formula="of:=[.F8]*20" table:style-name="ce11">
            <text:p><text:s/>- €<text:s/></text:p>
          </table:table-cell>
          <table:table-cell office:value-type="currency" office:value="20" table:formula="of:=SUM([.G8:.J8])" table:style-name="ce11">
            <text:p><text:s/>20,00 €<text:s/></text:p>
          </table:table-cell>
          <table:table-cell office:value-type="currency" office:value="6" table:formula="of:=[.K8]*0.3" table:style-name="ce12">
            <text:p><text:s/>6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26" table:formula="of:=[.K8]+[.L8]" table:style-name="ce12">
            <text:p><text:s/>26,00 €<text:s/></text:p>
          </table:table-cell>
          <table:table-cell office:value-type="currency" office:value="78" table:formula="of:=[.N8]*3" table:style-name="ce12">
            <text:p><text:s/>7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2.3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9]*20" table:style-name="ce11">
            <text:p><text:s/>- €<text:s/></text:p>
          </table:table-cell>
          <table:table-cell office:value-type="currency" office:value="20" table:formula="of:=[.D9]*20" table:style-name="ce11">
            <text:p><text:s/>20,00 €<text:s/></text:p>
          </table:table-cell>
          <table:table-cell office:value-type="currency" office:value="0" table:formula="of:=[.E9]*20" table:style-name="ce11">
            <text:p><text:s/>- €<text:s/></text:p>
          </table:table-cell>
          <table:table-cell office:value-type="currency" office:value="0" table:formula="of:=[.F9]*20" table:style-name="ce11">
            <text:p><text:s/>- €<text:s/></text:p>
          </table:table-cell>
          <table:table-cell office:value-type="currency" office:value="20" table:formula="of:=SUM([.G9:.J9])" table:style-name="ce11">
            <text:p><text:s/>20,00 €<text:s/></text:p>
          </table:table-cell>
          <table:table-cell office:value-type="currency" office:value="6" table:formula="of:=[.K9]*0.3" table:style-name="ce12">
            <text:p><text:s/>6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26" table:formula="of:=[.K9]+[.L9]" table:style-name="ce12">
            <text:p><text:s/>26,00 €<text:s/></text:p>
          </table:table-cell>
          <table:table-cell office:value-type="currency" office:value="78" table:formula="of:=[.N9]*3" table:style-name="ce12">
            <text:p><text:s/>7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10]*20" table:style-name="ce11">
            <text:p><text:s/>- €<text:s/></text:p>
          </table:table-cell>
          <table:table-cell office:value-type="currency" office:value="60" table:formula="of:=[.D10]*20" table:style-name="ce11">
            <text:p><text:s/>60,00 €<text:s/></text:p>
          </table:table-cell>
          <table:table-cell office:value-type="currency" office:value="0" table:formula="of:=[.E10]*20" table:style-name="ce11">
            <text:p><text:s/>- €<text:s/></text:p>
          </table:table-cell>
          <table:table-cell office:value-type="currency" office:value="0" table:formula="of:=[.F10]*20" table:style-name="ce11">
            <text:p><text:s/>- €<text:s/></text:p>
          </table:table-cell>
          <table:table-cell office:value-type="currency" office:value="60" table:formula="of:=SUM([.G10:.J10])" table:style-name="ce11">
            <text:p><text:s/>60,00 €<text:s/></text:p>
          </table:table-cell>
          <table:table-cell office:value-type="currency" office:value="18" table:formula="of:=[.K10]*0.3" table:style-name="ce12">
            <text:p><text:s/>18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78" table:formula="of:=[.K10]+[.L10]" table:style-name="ce12">
            <text:p><text:s/>78,00 €<text:s/></text:p>
          </table:table-cell>
          <table:table-cell office:value-type="currency" office:value="234" table:formula="of:=[.N10]*3" table:style-name="ce12">
            <text:p><text:s/>234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4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11]*20" table:style-name="ce11">
            <text:p><text:s/>- €<text:s/></text:p>
          </table:table-cell>
          <table:table-cell office:value-type="currency" office:value="0" table:formula="of:=[.D11]*20" table:style-name="ce11">
            <text:p><text:s/>- €<text:s/></text:p>
          </table:table-cell>
          <table:table-cell office:value-type="currency" office:value="60" table:formula="of:=[.E11]*20" table:style-name="ce11">
            <text:p><text:s/>60,00 €<text:s/></text:p>
          </table:table-cell>
          <table:table-cell office:value-type="currency" office:value="0" table:formula="of:=[.F11]*20" table:style-name="ce11">
            <text:p><text:s/>- €<text:s/></text:p>
          </table:table-cell>
          <table:table-cell office:value-type="currency" office:value="60" table:formula="of:=SUM([.G11:.J11])" table:style-name="ce11">
            <text:p><text:s/>60,00 €<text:s/></text:p>
          </table:table-cell>
          <table:table-cell office:value-type="currency" office:value="18" table:formula="of:=[.K11]*0.3" table:style-name="ce12">
            <text:p><text:s/>18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78" table:formula="of:=[.K11]+[.L11]" table:style-name="ce12">
            <text:p><text:s/>78,00 €<text:s/></text:p>
          </table:table-cell>
          <table:table-cell office:value-type="currency" office:value="234" table:formula="of:=[.N11]*3" table:style-name="ce12">
            <text:p><text:s/>234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5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currency" office:value="0" table:formula="of:=[.C12]*20" table:style-name="ce11">
            <text:p><text:s/>- €<text:s/></text:p>
          </table:table-cell>
          <table:table-cell office:value-type="currency" office:value="0" table:formula="of:=[.D12]*20" table:style-name="ce11">
            <text:p><text:s/>- €<text:s/></text:p>
          </table:table-cell>
          <table:table-cell office:value-type="currency" office:value="0" table:formula="of:=[.E12]*20" table:style-name="ce11">
            <text:p><text:s/>- €<text:s/></text:p>
          </table:table-cell>
          <table:table-cell office:value-type="currency" office:value="60" table:formula="of:=[.F12]*20" table:style-name="ce11">
            <text:p><text:s/>60,00 €<text:s/></text:p>
          </table:table-cell>
          <table:table-cell office:value-type="currency" office:value="60" table:formula="of:=SUM([.G12:.J12])" table:style-name="ce11">
            <text:p><text:s/>60,00 €<text:s/></text:p>
          </table:table-cell>
          <table:table-cell office:value-type="currency" office:value="18" table:formula="of:=[.K12]*0.3" table:style-name="ce12">
            <text:p><text:s/>18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78" table:formula="of:=[.K12]+[.L12]" table:style-name="ce12">
            <text:p><text:s/>78,00 €<text:s/></text:p>
          </table:table-cell>
          <table:table-cell office:value-type="currency" office:value="234" table:formula="of:=[.N12]*3" table:style-name="ce12">
            <text:p><text:s/>234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6.1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13]*20" table:style-name="ce11">
            <text:p><text:s/>- €<text:s/></text:p>
          </table:table-cell>
          <table:table-cell office:value-type="currency" office:value="0" table:formula="of:=[.D13]*20" table:style-name="ce11">
            <text:p><text:s/>- €<text:s/></text:p>
          </table:table-cell>
          <table:table-cell office:value-type="currency" office:value="120" table:formula="of:=[.E13]*20" table:style-name="ce11">
            <text:p><text:s/>120,00 €<text:s/></text:p>
          </table:table-cell>
          <table:table-cell office:value-type="currency" office:value="0" table:formula="of:=[.F13]*20" table:style-name="ce11">
            <text:p><text:s/>- €<text:s/></text:p>
          </table:table-cell>
          <table:table-cell office:value-type="currency" office:value="120" table:formula="of:=SUM([.G13:.J13])" table:style-name="ce11">
            <text:p><text:s/>120,00 €<text:s/></text:p>
          </table:table-cell>
          <table:table-cell office:value-type="currency" office:value="36" table:formula="of:=[.K13]*0.3" table:style-name="ce12">
            <text:p><text:s/>36,00 €<text:s/></text:p>
          </table:table-cell>
          <table:table-cell office:value-type="float" office:value="6" table:style-name="ce10">
            <text:p>6</text:p>
          </table:table-cell>
          <table:table-cell office:value-type="currency" office:value="156" table:formula="of:=[.K13]+[.L13]" table:style-name="ce12">
            <text:p><text:s/>156,00 €<text:s/></text:p>
          </table:table-cell>
          <table:table-cell office:value-type="currency" office:value="468" table:formula="of:=[.N13]*3" table:style-name="ce12">
            <text:p><text:s/>46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6.2.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20" table:formula="of:=[.C14]*20" table:style-name="ce11">
            <text:p><text:s/>20,00 €<text:s/></text:p>
          </table:table-cell>
          <table:table-cell office:value-type="currency" office:value="0" table:formula="of:=[.D14]*20" table:style-name="ce11">
            <text:p><text:s/>- €<text:s/></text:p>
          </table:table-cell>
          <table:table-cell office:value-type="currency" office:value="0" table:formula="of:=[.E14]*20" table:style-name="ce11">
            <text:p><text:s/>- €<text:s/></text:p>
          </table:table-cell>
          <table:table-cell office:value-type="currency" office:value="0" table:formula="of:=[.F14]*20" table:style-name="ce11">
            <text:p><text:s/>- €<text:s/></text:p>
          </table:table-cell>
          <table:table-cell office:value-type="currency" office:value="20" table:formula="of:=SUM([.G14:.J14])" table:style-name="ce11">
            <text:p><text:s/>20,00 €<text:s/></text:p>
          </table:table-cell>
          <table:table-cell office:value-type="currency" office:value="6" table:formula="of:=[.K14]*0.3" table:style-name="ce12">
            <text:p><text:s/>6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26" table:formula="of:=[.K14]+[.L14]" table:style-name="ce12">
            <text:p><text:s/>26,00 €<text:s/></text:p>
          </table:table-cell>
          <table:table-cell office:value-type="currency" office:value="78" table:formula="of:=[.N14]*3" table:style-name="ce12">
            <text:p><text:s/>7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6.3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15]*20" table:style-name="ce11">
            <text:p><text:s/>- €<text:s/></text:p>
          </table:table-cell>
          <table:table-cell office:value-type="currency" office:value="0" table:formula="of:=[.D15]*20" table:style-name="ce11">
            <text:p><text:s/>- €<text:s/></text:p>
          </table:table-cell>
          <table:table-cell office:value-type="currency" office:value="240" table:formula="of:=[.E15]*20" table:style-name="ce11">
            <text:p><text:s/>240,00 €<text:s/></text:p>
          </table:table-cell>
          <table:table-cell office:value-type="currency" office:value="0" table:formula="of:=[.F15]*20" table:style-name="ce11">
            <text:p><text:s/>- €<text:s/></text:p>
          </table:table-cell>
          <table:table-cell office:value-type="currency" office:value="240" table:formula="of:=SUM([.G15:.J15])" table:style-name="ce11">
            <text:p><text:s/>240,00 €<text:s/></text:p>
          </table:table-cell>
          <table:table-cell office:value-type="currency" office:value="72" table:formula="of:=[.K15]*0.3" table:style-name="ce12">
            <text:p><text:s/>72,00 €<text:s/></text:p>
          </table:table-cell>
          <table:table-cell office:value-type="float" office:value="6" table:style-name="ce10">
            <text:p>6</text:p>
          </table:table-cell>
          <table:table-cell office:value-type="currency" office:value="312" table:formula="of:=[.K15]+[.L15]" table:style-name="ce12">
            <text:p><text:s/>312,00 €<text:s/></text:p>
          </table:table-cell>
          <table:table-cell office:value-type="currency" office:value="936" table:formula="of:=[.N15]*3" table:style-name="ce12">
            <text:p><text:s/>936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7</text:p>
          </table:table-cell>
          <table:table-cell office:value-type="float" office:value="12" table:style-name="ce10">
            <text:p>12</text:p>
          </table:table-cell>
          <table:table-cell office:value-type="float" office:value="0" table:style-name="ce10">
            <text:p>0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16]*20" table:style-name="ce11">
            <text:p><text:s/>- €<text:s/></text:p>
          </table:table-cell>
          <table:table-cell office:value-type="currency" office:value="120" table:formula="of:=[.D16]*20" table:style-name="ce11">
            <text:p><text:s/>120,00 €<text:s/></text:p>
          </table:table-cell>
          <table:table-cell office:value-type="currency" office:value="120" table:formula="of:=[.E16]*20" table:style-name="ce11">
            <text:p><text:s/>120,00 €<text:s/></text:p>
          </table:table-cell>
          <table:table-cell office:value-type="currency" office:value="0" table:formula="of:=[.F16]*20" table:style-name="ce11">
            <text:p><text:s/>- €<text:s/></text:p>
          </table:table-cell>
          <table:table-cell office:value-type="currency" office:value="240" table:formula="of:=SUM([.G16:.J16])" table:style-name="ce11">
            <text:p><text:s/>240,00 €<text:s/></text:p>
          </table:table-cell>
          <table:table-cell office:value-type="currency" office:value="72" table:formula="of:=[.K16]*0.3" table:style-name="ce12">
            <text:p><text:s/>72,00 €<text:s/></text:p>
          </table:table-cell>
          <table:table-cell office:value-type="float" office:value="6" table:style-name="ce10">
            <text:p>6</text:p>
          </table:table-cell>
          <table:table-cell office:value-type="currency" office:value="312" table:formula="of:=[.K16]+[.L16]" table:style-name="ce12">
            <text:p><text:s/>312,00 €<text:s/></text:p>
          </table:table-cell>
          <table:table-cell office:value-type="currency" office:value="936" table:formula="of:=[.N16]*3" table:style-name="ce12">
            <text:p><text:s/>936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8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60" table:formula="of:=[.C17]*20" table:style-name="ce11">
            <text:p><text:s/>60,00 €<text:s/></text:p>
          </table:table-cell>
          <table:table-cell office:value-type="currency" office:value="0" table:formula="of:=[.D17]*20" table:style-name="ce11">
            <text:p><text:s/>- €<text:s/></text:p>
          </table:table-cell>
          <table:table-cell office:value-type="currency" office:value="0" table:formula="of:=[.E17]*20" table:style-name="ce11">
            <text:p><text:s/>- €<text:s/></text:p>
          </table:table-cell>
          <table:table-cell office:value-type="currency" office:value="0" table:formula="of:=[.F17]*20" table:style-name="ce11">
            <text:p><text:s/>- €<text:s/></text:p>
          </table:table-cell>
          <table:table-cell office:value-type="currency" office:value="60" table:formula="of:=SUM([.G17:.J17])" table:style-name="ce11">
            <text:p><text:s/>60,00 €<text:s/></text:p>
          </table:table-cell>
          <table:table-cell office:value-type="currency" office:value="18" table:formula="of:=[.K17]*0.3" table:style-name="ce12">
            <text:p><text:s/>18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78" table:formula="of:=[.K17]+[.L17]" table:style-name="ce12">
            <text:p><text:s/>78,00 €<text:s/></text:p>
          </table:table-cell>
          <table:table-cell office:value-type="currency" office:value="234" table:formula="of:=[.N17]*3" table:style-name="ce12">
            <text:p><text:s/>234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1.9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120" table:formula="of:=[.C18]*20" table:style-name="ce11">
            <text:p><text:s/>120,00 €<text:s/></text:p>
          </table:table-cell>
          <table:table-cell office:value-type="currency" office:value="0" table:formula="of:=[.D18]*20" table:style-name="ce11">
            <text:p><text:s/>- €<text:s/></text:p>
          </table:table-cell>
          <table:table-cell office:value-type="currency" office:value="0" table:formula="of:=[.E18]*20" table:style-name="ce11">
            <text:p><text:s/>- €<text:s/></text:p>
          </table:table-cell>
          <table:table-cell office:value-type="currency" office:value="0" table:formula="of:=[.F18]*20" table:style-name="ce11">
            <text:p><text:s/>- €<text:s/></text:p>
          </table:table-cell>
          <table:table-cell office:value-type="currency" office:value="120" table:formula="of:=SUM([.G18:.J18])" table:style-name="ce11">
            <text:p><text:s/>120,00 €<text:s/></text:p>
          </table:table-cell>
          <table:table-cell office:value-type="currency" office:value="36" table:formula="of:=[.K18]*0.3" table:style-name="ce12">
            <text:p><text:s/>36,00 €<text:s/></text:p>
          </table:table-cell>
          <table:table-cell office:value-type="float" office:value="6" table:style-name="ce10">
            <text:p>6</text:p>
          </table:table-cell>
          <table:table-cell office:value-type="currency" office:value="156" table:formula="of:=[.K18]+[.L18]" table:style-name="ce12">
            <text:p><text:s/>156,00 €<text:s/></text:p>
          </table:table-cell>
          <table:table-cell office:value-type="currency" office:value="468" table:formula="of:=[.N18]*3" table:style-name="ce12">
            <text:p><text:s/>46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60" table:formula="of:=[.C19]*20" table:style-name="ce11">
            <text:p><text:s/>60,00 €<text:s/></text:p>
          </table:table-cell>
          <table:table-cell office:value-type="currency" office:value="0" table:formula="of:=[.D19]*20" table:style-name="ce11">
            <text:p><text:s/>- €<text:s/></text:p>
          </table:table-cell>
          <table:table-cell office:value-type="currency" office:value="0" table:formula="of:=[.E19]*20" table:style-name="ce11">
            <text:p><text:s/>- €<text:s/></text:p>
          </table:table-cell>
          <table:table-cell office:value-type="currency" office:value="0" table:formula="of:=[.F19]*20" table:style-name="ce11">
            <text:p><text:s/>- €<text:s/></text:p>
          </table:table-cell>
          <table:table-cell office:value-type="currency" office:value="60" table:formula="of:=SUM([.G19:.J19])" table:style-name="ce11">
            <text:p><text:s/>60,00 €<text:s/></text:p>
          </table:table-cell>
          <table:table-cell office:value-type="currency" office:value="18" table:formula="of:=[.K19]*0.3" table:style-name="ce12">
            <text:p><text:s/>18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78" table:formula="of:=[.K19]+[.L19]" table:style-name="ce12">
            <text:p><text:s/>78,00 €<text:s/></text:p>
          </table:table-cell>
          <table:table-cell office:value-type="currency" office:value="234" table:formula="of:=[.N19]*3" table:style-name="ce12">
            <text:p><text:s/>234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9">
            <text:p>1.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60" table:formula="of:=[.C20]*20" table:style-name="ce11">
            <text:p><text:s/>60,00 €<text:s/></text:p>
          </table:table-cell>
          <table:table-cell office:value-type="currency" office:value="0" table:formula="of:=[.D20]*20" table:style-name="ce11">
            <text:p><text:s/>- €<text:s/></text:p>
          </table:table-cell>
          <table:table-cell office:value-type="currency" office:value="0" table:formula="of:=[.E20]*20" table:style-name="ce11">
            <text:p><text:s/>- €<text:s/></text:p>
          </table:table-cell>
          <table:table-cell office:value-type="currency" office:value="0" table:formula="of:=[.F20]*20" table:style-name="ce11">
            <text:p><text:s/>- €<text:s/></text:p>
          </table:table-cell>
          <table:table-cell office:value-type="currency" office:value="60" table:formula="of:=SUM([.G20:.J20])" table:style-name="ce11">
            <text:p><text:s/>60,00 €<text:s/></text:p>
          </table:table-cell>
          <table:table-cell office:value-type="currency" office:value="18" table:formula="of:=[.K20]*0.3" table:style-name="ce12">
            <text:p><text:s/>18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78" table:formula="of:=[.K20]+[.L20]" table:style-name="ce12">
            <text:p><text:s/>78,00 €<text:s/></text:p>
          </table:table-cell>
          <table:table-cell office:value-type="currency" office:value="234" table:formula="of:=[.N20]*3" table:style-name="ce12">
            <text:p><text:s/>234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3">
            <text:p>2.1.1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currency" office:value="20" table:formula="of:=[.C21]*20" table:style-name="ce11">
            <text:p><text:s/>20,00 €<text:s/></text:p>
          </table:table-cell>
          <table:table-cell office:value-type="currency" office:value="20" table:formula="of:=[.D21]*20" table:style-name="ce11">
            <text:p><text:s/>20,00 €<text:s/></text:p>
          </table:table-cell>
          <table:table-cell office:value-type="currency" office:value="20" table:formula="of:=[.E21]*20" table:style-name="ce11">
            <text:p><text:s/>20,00 €<text:s/></text:p>
          </table:table-cell>
          <table:table-cell office:value-type="currency" office:value="20" table:formula="of:=[.F21]*20" table:style-name="ce11">
            <text:p><text:s/>20,00 €<text:s/></text:p>
          </table:table-cell>
          <table:table-cell office:value-type="currency" office:value="80" table:formula="of:=SUM([.G21:.J21])" table:style-name="ce11">
            <text:p><text:s/>80,00 €<text:s/></text:p>
          </table:table-cell>
          <table:table-cell office:value-type="currency" office:value="24" table:formula="of:=[.K21]*0.3" table:style-name="ce12">
            <text:p><text:s/>24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104" table:formula="of:=[.K21]+[.L21]" table:style-name="ce12">
            <text:p><text:s/>104,00 €<text:s/></text:p>
          </table:table-cell>
          <table:table-cell office:value-type="currency" office:value="312" table:formula="of:=[.N21]*3" table:style-name="ce12">
            <text:p><text:s/>312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3">
            <text:p>2.1.2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currency" office:value="20" table:formula="of:=[.C22]*20" table:style-name="ce11">
            <text:p><text:s/>20,00 €<text:s/></text:p>
          </table:table-cell>
          <table:table-cell office:value-type="currency" office:value="20" table:formula="of:=[.D22]*20" table:style-name="ce11">
            <text:p><text:s/>20,00 €<text:s/></text:p>
          </table:table-cell>
          <table:table-cell office:value-type="currency" office:value="20" table:formula="of:=[.E22]*20" table:style-name="ce11">
            <text:p><text:s/>20,00 €<text:s/></text:p>
          </table:table-cell>
          <table:table-cell office:value-type="currency" office:value="20" table:formula="of:=[.F22]*20" table:style-name="ce11">
            <text:p><text:s/>20,00 €<text:s/></text:p>
          </table:table-cell>
          <table:table-cell office:value-type="currency" office:value="80" table:formula="of:=SUM([.G22:.J22])" table:style-name="ce11">
            <text:p><text:s/>80,00 €<text:s/></text:p>
          </table:table-cell>
          <table:table-cell office:value-type="currency" office:value="24" table:formula="of:=[.K22]*0.3" table:style-name="ce12">
            <text:p><text:s/>24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104" table:formula="of:=[.K22]+[.L22]" table:style-name="ce12">
            <text:p><text:s/>104,00 €<text:s/></text:p>
          </table:table-cell>
          <table:table-cell office:value-type="currency" office:value="312" table:formula="of:=[.N22]*3" table:style-name="ce12">
            <text:p><text:s/>312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3">
            <text:p>2.2.1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currency" office:value="20" table:formula="of:=[.C23]*20" table:style-name="ce11">
            <text:p><text:s/>20,00 €<text:s/></text:p>
          </table:table-cell>
          <table:table-cell office:value-type="currency" office:value="20" table:formula="of:=[.D23]*20" table:style-name="ce11">
            <text:p><text:s/>20,00 €<text:s/></text:p>
          </table:table-cell>
          <table:table-cell office:value-type="currency" office:value="20" table:formula="of:=[.E23]*20" table:style-name="ce11">
            <text:p><text:s/>20,00 €<text:s/></text:p>
          </table:table-cell>
          <table:table-cell office:value-type="currency" office:value="20" table:formula="of:=[.F23]*20" table:style-name="ce11">
            <text:p><text:s/>20,00 €<text:s/></text:p>
          </table:table-cell>
          <table:table-cell office:value-type="currency" office:value="80" table:formula="of:=SUM([.G23:.J23])" table:style-name="ce11">
            <text:p><text:s/>80,00 €<text:s/></text:p>
          </table:table-cell>
          <table:table-cell office:value-type="currency" office:value="24" table:formula="of:=[.K23]*0.3" table:style-name="ce12">
            <text:p><text:s/>24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104" table:formula="of:=[.K23]+[.L23]" table:style-name="ce12">
            <text:p><text:s/>104,00 €<text:s/></text:p>
          </table:table-cell>
          <table:table-cell office:value-type="currency" office:value="312" table:formula="of:=[.N23]*3" table:style-name="ce12">
            <text:p><text:s/>312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3">
            <text:p>2.3.1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currency" office:value="60" table:formula="of:=[.C24]*20" table:style-name="ce11">
            <text:p><text:s/>60,00 €<text:s/></text:p>
          </table:table-cell>
          <table:table-cell office:value-type="currency" office:value="60" table:formula="of:=[.D24]*20" table:style-name="ce11">
            <text:p><text:s/>60,00 €<text:s/></text:p>
          </table:table-cell>
          <table:table-cell office:value-type="currency" office:value="60" table:formula="of:=[.E24]*20" table:style-name="ce11">
            <text:p><text:s/>60,00 €<text:s/></text:p>
          </table:table-cell>
          <table:table-cell office:value-type="currency" office:value="60" table:formula="of:=[.F24]*20" table:style-name="ce11">
            <text:p><text:s/>60,00 €<text:s/></text:p>
          </table:table-cell>
          <table:table-cell office:value-type="currency" office:value="240" table:formula="of:=SUM([.G24:.J24])" table:style-name="ce11">
            <text:p><text:s/>240,00 €<text:s/></text:p>
          </table:table-cell>
          <table:table-cell office:value-type="currency" office:value="72" table:formula="of:=[.K24]*0.3" table:style-name="ce12">
            <text:p><text:s/>72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312" table:formula="of:=[.K24]+[.L24]" table:style-name="ce12">
            <text:p><text:s/>312,00 €<text:s/></text:p>
          </table:table-cell>
          <table:table-cell office:value-type="currency" office:value="936" table:formula="of:=[.N24]*3" table:style-name="ce12">
            <text:p><text:s/>936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4">
            <text:p>3.1.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20" table:formula="of:=[.C25]*20" table:style-name="ce11">
            <text:p><text:s/>20,00 €<text:s/></text:p>
          </table:table-cell>
          <table:table-cell office:value-type="currency" office:value="0" table:formula="of:=[.D25]*20" table:style-name="ce11">
            <text:p><text:s/>- €<text:s/></text:p>
          </table:table-cell>
          <table:table-cell office:value-type="currency" office:value="0" table:formula="of:=[.E25]*20" table:style-name="ce11">
            <text:p><text:s/>- €<text:s/></text:p>
          </table:table-cell>
          <table:table-cell office:value-type="currency" office:value="0" table:formula="of:=[.F25]*20" table:style-name="ce11">
            <text:p><text:s/>- €<text:s/></text:p>
          </table:table-cell>
          <table:table-cell office:value-type="currency" office:value="20" table:formula="of:=SUM([.G25:.J25])" table:style-name="ce11">
            <text:p><text:s/>20,00 €<text:s/></text:p>
          </table:table-cell>
          <table:table-cell office:value-type="currency" office:value="6" table:formula="of:=[.K25]*0.3" table:style-name="ce12">
            <text:p><text:s/>6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26" table:formula="of:=[.K25]+[.L25]" table:style-name="ce12">
            <text:p><text:s/>26,00 €<text:s/></text:p>
          </table:table-cell>
          <table:table-cell office:value-type="currency" office:value="78" table:formula="of:=[.N25]*3" table:style-name="ce12">
            <text:p><text:s/>7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4">
            <text:p>3.1.2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20" table:formula="of:=[.C26]*20" table:style-name="ce11">
            <text:p><text:s/>20,00 €<text:s/></text:p>
          </table:table-cell>
          <table:table-cell office:value-type="currency" office:value="0" table:formula="of:=[.D26]*20" table:style-name="ce11">
            <text:p><text:s/>- €<text:s/></text:p>
          </table:table-cell>
          <table:table-cell office:value-type="currency" office:value="0" table:formula="of:=[.E26]*20" table:style-name="ce11">
            <text:p><text:s/>- €<text:s/></text:p>
          </table:table-cell>
          <table:table-cell office:value-type="currency" office:value="0" table:formula="of:=[.F26]*20" table:style-name="ce11">
            <text:p><text:s/>- €<text:s/></text:p>
          </table:table-cell>
          <table:table-cell office:value-type="currency" office:value="20" table:formula="of:=SUM([.G26:.J26])" table:style-name="ce11">
            <text:p><text:s/>20,00 €<text:s/></text:p>
          </table:table-cell>
          <table:table-cell office:value-type="currency" office:value="6" table:formula="of:=[.K26]*0.3" table:style-name="ce12">
            <text:p><text:s/>6,00 €<text:s/></text:p>
          </table:table-cell>
          <table:table-cell office:value-type="float" office:value="1" table:style-name="ce10">
            <text:p>1</text:p>
          </table:table-cell>
          <table:table-cell office:value-type="currency" office:value="26" table:formula="of:=[.K26]+[.L26]" table:style-name="ce12">
            <text:p><text:s/>26,00 €<text:s/></text:p>
          </table:table-cell>
          <table:table-cell office:value-type="currency" office:value="78" table:formula="of:=[.N26]*3" table:style-name="ce12">
            <text:p><text:s/>7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4">
            <text:p>3.2.1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60" table:formula="of:=[.C27]*20" table:style-name="ce11">
            <text:p><text:s/>60,00 €<text:s/></text:p>
          </table:table-cell>
          <table:table-cell office:value-type="currency" office:value="0" table:formula="of:=[.D27]*20" table:style-name="ce11">
            <text:p><text:s/>- €<text:s/></text:p>
          </table:table-cell>
          <table:table-cell office:value-type="currency" office:value="0" table:formula="of:=[.E27]*20" table:style-name="ce11">
            <text:p><text:s/>- €<text:s/></text:p>
          </table:table-cell>
          <table:table-cell office:value-type="currency" office:value="0" table:formula="of:=[.F27]*20" table:style-name="ce11">
            <text:p><text:s/>- €<text:s/></text:p>
          </table:table-cell>
          <table:table-cell office:value-type="currency" office:value="60" table:formula="of:=SUM([.G27:.J27])" table:style-name="ce11">
            <text:p><text:s/>60,00 €<text:s/></text:p>
          </table:table-cell>
          <table:table-cell office:value-type="currency" office:value="18" table:formula="of:=[.K27]*0.3" table:style-name="ce12">
            <text:p><text:s/>18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78" table:formula="of:=[.K27]+[.L27]" table:style-name="ce12">
            <text:p><text:s/>78,00 €<text:s/></text:p>
          </table:table-cell>
          <table:table-cell office:value-type="currency" office:value="234" table:formula="of:=[.N27]*3" table:style-name="ce12">
            <text:p><text:s/>234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4">
            <text:p>3.3.1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0" table:formula="of:=[.C28]*20" table:style-name="ce11">
            <text:p><text:s/>- €<text:s/></text:p>
          </table:table-cell>
          <table:table-cell office:value-type="currency" office:value="60" table:formula="of:=[.D28]*20" table:style-name="ce11">
            <text:p><text:s/>60,00 €<text:s/></text:p>
          </table:table-cell>
          <table:table-cell office:value-type="currency" office:value="0" table:formula="of:=[.E28]*20" table:style-name="ce11">
            <text:p><text:s/>- €<text:s/></text:p>
          </table:table-cell>
          <table:table-cell office:value-type="currency" office:value="0" table:formula="of:=[.F28]*20" table:style-name="ce11">
            <text:p><text:s/>- €<text:s/></text:p>
          </table:table-cell>
          <table:table-cell office:value-type="currency" office:value="60" table:formula="of:=SUM([.G28:.J28])" table:style-name="ce11">
            <text:p><text:s/>60,00 €<text:s/></text:p>
          </table:table-cell>
          <table:table-cell office:value-type="currency" office:value="18" table:formula="of:=[.K28]*0.3" table:style-name="ce12">
            <text:p><text:s/>18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78" table:formula="of:=[.K28]+[.L28]" table:style-name="ce12">
            <text:p><text:s/>78,00 €<text:s/></text:p>
          </table:table-cell>
          <table:table-cell office:value-type="currency" office:value="234" table:formula="of:=[.N28]*3" table:style-name="ce12">
            <text:p><text:s/>234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4">
            <text:p>3.3.2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currency" office:value="60" table:formula="of:=[.C29]*20" table:style-name="ce11">
            <text:p><text:s/>60,00 €<text:s/></text:p>
          </table:table-cell>
          <table:table-cell office:value-type="currency" office:value="60" table:formula="of:=[.D29]*20" table:style-name="ce11">
            <text:p><text:s/>60,00 €<text:s/></text:p>
          </table:table-cell>
          <table:table-cell office:value-type="currency" office:value="60" table:formula="of:=[.E29]*20" table:style-name="ce11">
            <text:p><text:s/>60,00 €<text:s/></text:p>
          </table:table-cell>
          <table:table-cell office:value-type="currency" office:value="60" table:formula="of:=[.F29]*20" table:style-name="ce11">
            <text:p><text:s/>60,00 €<text:s/></text:p>
          </table:table-cell>
          <table:table-cell office:value-type="currency" office:value="240" table:formula="of:=SUM([.G29:.J29])" table:style-name="ce11">
            <text:p><text:s/>240,00 €<text:s/></text:p>
          </table:table-cell>
          <table:table-cell office:value-type="currency" office:value="72" table:formula="of:=[.K29]*0.3" table:style-name="ce12">
            <text:p><text:s/>72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312" table:formula="of:=[.K29]+[.L29]" table:style-name="ce12">
            <text:p><text:s/>312,00 €<text:s/></text:p>
          </table:table-cell>
          <table:table-cell office:value-type="currency" office:value="936" table:formula="of:=[.N29]*3" table:style-name="ce12">
            <text:p><text:s/>936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4">
            <text:p>3.4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currency" office:value="120" table:formula="of:=[.C30]*20" table:style-name="ce11">
            <text:p><text:s/>120,00 €<text:s/></text:p>
          </table:table-cell>
          <table:table-cell office:value-type="currency" office:value="0" table:formula="of:=[.D30]*20" table:style-name="ce11">
            <text:p><text:s/>- €<text:s/></text:p>
          </table:table-cell>
          <table:table-cell office:value-type="currency" office:value="0" table:formula="of:=[.E30]*20" table:style-name="ce11">
            <text:p><text:s/>- €<text:s/></text:p>
          </table:table-cell>
          <table:table-cell office:value-type="currency" office:value="0" table:formula="of:=[.F30]*20" table:style-name="ce11">
            <text:p><text:s/>- €<text:s/></text:p>
          </table:table-cell>
          <table:table-cell office:value-type="currency" office:value="120" table:formula="of:=SUM([.G30:.J30])" table:style-name="ce11">
            <text:p><text:s/>120,00 €<text:s/></text:p>
          </table:table-cell>
          <table:table-cell office:value-type="currency" office:value="36" table:formula="of:=[.K30]*0.3" table:style-name="ce12">
            <text:p><text:s/>36,00 €<text:s/></text:p>
          </table:table-cell>
          <table:table-cell office:value-type="float" office:value="6" table:style-name="ce10">
            <text:p>6</text:p>
          </table:table-cell>
          <table:table-cell office:value-type="currency" office:value="156" table:formula="of:=[.K30]+[.L30]" table:style-name="ce12">
            <text:p><text:s/>156,00 €<text:s/></text:p>
          </table:table-cell>
          <table:table-cell office:value-type="currency" office:value="468" table:formula="of:=[.N30]*3" table:style-name="ce12">
            <text:p><text:s/>468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5">
            <text:p>4.1.1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currency" office:value="60" table:formula="of:=[.C31]*20" table:style-name="ce11">
            <text:p><text:s/>60,00 €<text:s/></text:p>
          </table:table-cell>
          <table:table-cell office:value-type="currency" office:value="60" table:formula="of:=[.D31]*20" table:style-name="ce11">
            <text:p><text:s/>60,00 €<text:s/></text:p>
          </table:table-cell>
          <table:table-cell office:value-type="currency" office:value="60" table:formula="of:=[.E31]*20" table:style-name="ce11">
            <text:p><text:s/>60,00 €<text:s/></text:p>
          </table:table-cell>
          <table:table-cell office:value-type="currency" office:value="60" table:formula="of:=[.F31]*20" table:style-name="ce11">
            <text:p><text:s/>60,00 €<text:s/></text:p>
          </table:table-cell>
          <table:table-cell office:value-type="currency" office:value="240" table:formula="of:=SUM([.G31:.J31])" table:style-name="ce11">
            <text:p><text:s/>240,00 €<text:s/></text:p>
          </table:table-cell>
          <table:table-cell office:value-type="currency" office:value="72" table:formula="of:=[.K31]*0.3" table:style-name="ce12">
            <text:p><text:s/>72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312" table:formula="of:=[.K31]+[.L31]" table:style-name="ce12">
            <text:p><text:s/>312,00 €<text:s/></text:p>
          </table:table-cell>
          <table:table-cell office:value-type="currency" office:value="936" table:formula="of:=[.N31]*3" table:style-name="ce12">
            <text:p><text:s/>936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5">
            <text:p>4.1.2</text:p>
          </table:table-cell>
          <table:table-cell office:value-type="float" office:value="12" table:style-name="ce10">
            <text:p>12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currency" office:value="60" table:formula="of:=[.C32]*20" table:style-name="ce11">
            <text:p><text:s/>60,00 €<text:s/></text:p>
          </table:table-cell>
          <table:table-cell office:value-type="currency" office:value="60" table:formula="of:=[.D32]*20" table:style-name="ce11">
            <text:p><text:s/>60,00 €<text:s/></text:p>
          </table:table-cell>
          <table:table-cell office:value-type="currency" office:value="60" table:formula="of:=[.E32]*20" table:style-name="ce11">
            <text:p><text:s/>60,00 €<text:s/></text:p>
          </table:table-cell>
          <table:table-cell office:value-type="currency" office:value="60" table:formula="of:=[.F32]*20" table:style-name="ce11">
            <text:p><text:s/>60,00 €<text:s/></text:p>
          </table:table-cell>
          <table:table-cell office:value-type="currency" office:value="240" table:formula="of:=SUM([.G32:.J32])" table:style-name="ce11">
            <text:p><text:s/>240,00 €<text:s/></text:p>
          </table:table-cell>
          <table:table-cell office:value-type="currency" office:value="72" table:formula="of:=[.K32]*0.3" table:style-name="ce12">
            <text:p><text:s/>72,00 €<text:s/></text:p>
          </table:table-cell>
          <table:table-cell office:value-type="float" office:value="3" table:style-name="ce10">
            <text:p>3</text:p>
          </table:table-cell>
          <table:table-cell office:value-type="currency" office:value="312" table:formula="of:=[.K32]+[.L32]" table:style-name="ce12">
            <text:p><text:s/>312,00 €<text:s/></text:p>
          </table:table-cell>
          <table:table-cell office:value-type="currency" office:value="936" table:formula="of:=[.N32]*3" table:style-name="ce12">
            <text:p><text:s/>936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6">
            <text:p>5.1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currency" office:value="120" table:formula="of:=[.C33]*20" table:style-name="ce11">
            <text:p><text:s/>120,00 €<text:s/></text:p>
          </table:table-cell>
          <table:table-cell office:value-type="currency" office:value="120" table:formula="of:=[.D33]*20" table:style-name="ce11">
            <text:p><text:s/>120,00 €<text:s/></text:p>
          </table:table-cell>
          <table:table-cell office:value-type="currency" office:value="120" table:formula="of:=[.E33]*20" table:style-name="ce11">
            <text:p><text:s/>120,00 €<text:s/></text:p>
          </table:table-cell>
          <table:table-cell office:value-type="currency" office:value="120" table:formula="of:=[.F33]*20" table:style-name="ce11">
            <text:p><text:s/>120,00 €<text:s/></text:p>
          </table:table-cell>
          <table:table-cell office:value-type="currency" office:value="480" table:formula="of:=SUM([.G33:.J33])" table:style-name="ce11">
            <text:p><text:s/>480,00 €<text:s/></text:p>
          </table:table-cell>
          <table:table-cell office:value-type="currency" office:value="144" table:formula="of:=[.K33]*0.3" table:style-name="ce12">
            <text:p><text:s/>144,00 €<text:s/></text:p>
          </table:table-cell>
          <table:table-cell office:value-type="float" office:value="6" table:style-name="ce10">
            <text:p>6</text:p>
          </table:table-cell>
          <table:table-cell office:value-type="currency" office:value="624" table:formula="of:=[.K33]+[.L33]" table:style-name="ce12">
            <text:p><text:s/>624,00 €<text:s/></text:p>
          </table:table-cell>
          <table:table-cell office:value-type="currency" office:value="1872" table:formula="of:=[.N33]*3" table:style-name="ce12">
            <text:p><text:s/>1.872,00 €<text:s/></text:p>
          </table:table-cell>
          <table:table-cell table:style-name="ce2"/>
          <table:table-cell table:number-columns-repeated="16368" table:style-name="ce1"/>
        </table:table-row>
        <table:table-row table:style-name="ro1">
          <table:table-cell office:value-type="string" table:style-name="ce17">
            <text:p>5.2</text:p>
          </table:table-cell>
          <table:table-cell office:value-type="float" office:value="24" table:style-name="ce10">
            <text:p>24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currency" office:value="120" table:formula="of:=[.C34]*20" table:style-name="ce11">
            <text:p><text:s/>120,00 €<text:s/></text:p>
          </table:table-cell>
          <table:table-cell office:value-type="currency" office:value="120" table:formula="of:=[.D34]*20" table:style-name="ce11">
            <text:p><text:s/>120,00 €<text:s/></text:p>
          </table:table-cell>
          <table:table-cell office:value-type="currency" office:value="120" table:formula="of:=[.E34]*20" table:style-name="ce11">
            <text:p><text:s/>120,00 €<text:s/></text:p>
          </table:table-cell>
          <table:table-cell office:value-type="currency" office:value="120" table:formula="of:=[.F34]*20" table:style-name="ce11">
            <text:p><text:s/>120,00 €<text:s/></text:p>
          </table:table-cell>
          <table:table-cell office:value-type="currency" office:value="480" table:formula="of:=SUM([.G34:.J34])" table:style-name="ce11">
            <text:p><text:s/>480,00 €<text:s/></text:p>
          </table:table-cell>
          <table:table-cell office:value-type="currency" office:value="144" table:formula="of:=[.K34]*0.3" table:style-name="ce12">
            <text:p><text:s/>144,00 €<text:s/></text:p>
          </table:table-cell>
          <table:table-cell office:value-type="float" office:value="6" table:style-name="ce10">
            <text:p>6</text:p>
          </table:table-cell>
          <table:table-cell office:value-type="currency" office:value="624" table:formula="of:=[.K34]+[.L34]" table:style-name="ce12">
            <text:p><text:s/>624,00 €<text:s/></text:p>
          </table:table-cell>
          <table:table-cell office:value-type="currency" office:value="1872" table:formula="of:=[.N34]*3" table:style-name="ce12">
            <text:p><text:s/>1.872,00 €<text:s/></text:p>
          </table:table-cell>
          <table:table-cell table:style-name="ce2"/>
          <table:table-cell table:number-columns-repeated="16368" table:style-name="ce1"/>
        </table:table-row>
        <table:table-row table:style-name="ro3">
          <table:table-cell office:value-type="string" table:style-name="ce18">
            <text:p>Proyecto</text:p>
          </table:table-cell>
          <table:table-cell office:value-type="float" office:value="183" table:formula="of:=SUM([.B4:.B34])" table:style-name="ce18">
            <text:p>183</text:p>
          </table:table-cell>
          <table:table-cell office:value-type="float" office:value="54" table:formula="of:=SUM([.C4:.C34])" table:style-name="ce18">
            <text:p>54</text:p>
          </table:table-cell>
          <table:table-cell office:value-type="float" office:value="45" table:formula="of:=SUM([.D4:.D34])" table:style-name="ce18">
            <text:p>45</text:p>
          </table:table-cell>
          <table:table-cell office:value-type="float" office:value="54" table:formula="of:=SUM([.E4:.E34])" table:style-name="ce18">
            <text:p>54</text:p>
          </table:table-cell>
          <table:table-cell office:value-type="float" office:value="30" table:formula="of:=SUM([.F4:.F34])" table:style-name="ce18">
            <text:p>30</text:p>
          </table:table-cell>
          <table:table-cell office:value-type="currency" office:value="1080" table:formula="of:=SUM([.G4:.G34])" table:style-name="ce19">
            <text:p><text:s/>1.080,00 €<text:s/></text:p>
          </table:table-cell>
          <table:table-cell office:value-type="currency" office:value="900" table:formula="of:=SUM([.H4:.H34])" table:style-name="ce19">
            <text:p><text:s/>900,00 €<text:s/></text:p>
          </table:table-cell>
          <table:table-cell office:value-type="currency" office:value="1080" table:formula="of:=SUM([.I4:.I34])" table:style-name="ce19">
            <text:p><text:s/>1.080,00 €<text:s/></text:p>
          </table:table-cell>
          <table:table-cell office:value-type="currency" office:value="600" table:formula="of:=SUM([.J4:.J34])" table:style-name="ce19">
            <text:p><text:s/>600,00 €<text:s/></text:p>
          </table:table-cell>
          <table:table-cell office:value-type="currency" office:value="3660" table:formula="of:=SUM([.K4:.K34])" table:style-name="ce19">
            <text:p><text:s/>3.660,00 €<text:s/></text:p>
          </table:table-cell>
          <table:table-cell office:value-type="currency" office:value="1098" table:formula="of:=SUM([.L4:.L34])" table:style-name="ce19">
            <text:p><text:s/>1.098,00 €<text:s/></text:p>
          </table:table-cell>
          <table:table-cell office:value-type="float" office:value="90" table:formula="of:=SUM([.M4:.M34])" table:style-name="ce18">
            <text:p>90</text:p>
          </table:table-cell>
          <table:table-cell office:value-type="currency" office:value="4758" table:formula="of:=SUM([.N4:.N34])" table:style-name="ce19">
            <text:p><text:s/>4.758,00 €<text:s/></text:p>
          </table:table-cell>
          <table:table-cell office:value-type="currency" office:value="14274" table:formula="of:=SUM([.O4:.O34])" table:style-name="ce19">
            <text:p><text:s/>14.274,00 €<text:s/></text:p>
          </table:table-cell>
          <table:table-cell office:value-type="currency" office:value="14528.475" table:formula="of:=[.O35]+SUM([.B49:.B53])" table:style-name="ce20">
            <text:p><text:s/>14.528,48 €<text:s/></text:p>
          </table:table-cell>
          <table:table-cell table:number-columns-repeated="16368" table:style-name="ce21"/>
        </table:table-row>
        <table:table-row table:style-name="ro1">
          <table:table-cell table:number-columns-repeated="10" table:style-name="ce2"/>
          <table:table-cell table:number-columns-repeated="2" table:style-name="ce22"/>
          <table:table-cell table:number-columns-repeated="16372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27">
            <text:p>TABLA RECURSOS HUMANOS</text:p>
          </table:table-cell>
          <table:covered-table-cell table:number-columns-repeated="7"/>
          <table:table-cell table:number-columns-repeated="8" table:style-name="ce2"/>
          <table:table-cell table:number-columns-repeated="16368" table:style-name="ce1"/>
        </table:table-row>
        <table:table-row table:style-name="ro4">
          <table:table-cell office:value-type="string" table:style-name="ce3">
            <text:p>Recurso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Salario año</text:p>
          </table:table-cell>
          <table:table-cell office:value-type="string" table:style-name="ce3">
            <text:p>Horas año</text:p>
          </table:table-cell>
          <table:table-cell office:value-type="string" table:style-name="ce3">
            <text:p>Salario hora</text:p>
          </table:table-cell>
          <table:table-cell office:value-type="string" table:style-name="ce3">
            <text:p>SS hora</text:p>
          </table:table-cell>
          <table:table-cell office:value-type="string" table:style-name="ce4">
            <text:p>Coste total<text:s/></text:p>
            <text:p>hora</text:p>
          </table:table-cell>
          <table:table-cell office:value-type="string" table:style-name="ce23">
            <text:p>Coste<text:s/></text:p>
            <text:p>por día</text:p>
          </table:table-cell>
          <table:table-cell table:number-columns-repeated="16376" table:style-name="ce24"/>
        </table:table-row>
        <table:table-row table:style-name="ro1">
          <table:table-cell office:value-type="string" table:style-name="ce10">
            <text:p>Xabier</text:p>
          </table:table-cell>
          <table:table-cell office:value-type="string" table:style-name="ce10">
            <text:p>Lider de proyecto</text:p>
          </table:table-cell>
          <table:table-cell office:value-type="currency" office:value="20280" table:formula="of:=[.D41]*[.G41]" table:style-name="ce11">
            <text:p><text:s/>20.280,00 €<text:s/></text:p>
          </table:table-cell>
          <table:table-cell office:value-type="float" office:value="780" table:formula="of:=260*3" table:style-name="ce10">
            <text:p>780</text:p>
          </table:table-cell>
          <table:table-cell office:value-type="currency" office:value="20" table:style-name="ce11">
            <text:p><text:s/>20,00 €<text:s/></text:p>
          </table:table-cell>
          <table:table-cell office:value-type="currency" office:value="6" table:formula="of:=[.E41]*0.3" table:style-name="ce11">
            <text:p><text:s/>6,00 €<text:s/></text:p>
          </table:table-cell>
          <table:table-cell office:value-type="currency" office:value="26" table:formula="of:=[.E41]+[.F41]" table:style-name="ce11">
            <text:p><text:s/>26,00 €<text:s/></text:p>
          </table:table-cell>
          <table:table-cell office:value-type="currency" office:value="78" table:formula="of:=[.G41]*3" table:style-name="ce11">
            <text:p><text:s/>78,00 €<text:s/>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 office:value-type="string" table:style-name="ce10">
            <text:p>Pablo</text:p>
          </table:table-cell>
          <table:table-cell office:value-type="string" table:style-name="ce10">
            <text:p>Programador</text:p>
          </table:table-cell>
          <table:table-cell office:value-type="currency" office:value="20280" table:formula="of:=[.D42]*[.G42]" table:style-name="ce11">
            <text:p><text:s/>20.280,00 €<text:s/></text:p>
          </table:table-cell>
          <table:table-cell office:value-type="float" office:value="780" table:formula="of:=260*3" table:style-name="ce10">
            <text:p>780</text:p>
          </table:table-cell>
          <table:table-cell office:value-type="currency" office:value="20" table:style-name="ce11">
            <text:p><text:s/>20,00 €<text:s/></text:p>
          </table:table-cell>
          <table:table-cell office:value-type="currency" office:value="6" table:formula="of:=[.E42]*0.3" table:style-name="ce11">
            <text:p><text:s/>6,00 €<text:s/></text:p>
          </table:table-cell>
          <table:table-cell office:value-type="currency" office:value="26" table:formula="of:=[.E42]+[.F42]" table:style-name="ce11">
            <text:p><text:s/>26,00 €<text:s/></text:p>
          </table:table-cell>
          <table:table-cell office:value-type="currency" office:value="78" table:formula="of:=[.G42]*3" table:style-name="ce11">
            <text:p><text:s/>78,00 €<text:s/>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 office:value-type="string" table:style-name="ce10">
            <text:p>Ander</text:p>
          </table:table-cell>
          <table:table-cell office:value-type="string" table:style-name="ce10">
            <text:p>Programador</text:p>
          </table:table-cell>
          <table:table-cell office:value-type="currency" office:value="20280" table:formula="of:=[.D43]*[.G43]" table:style-name="ce11">
            <text:p><text:s/>20.280,00 €<text:s/></text:p>
          </table:table-cell>
          <table:table-cell office:value-type="float" office:value="780" table:formula="of:=260*3" table:style-name="ce10">
            <text:p>780</text:p>
          </table:table-cell>
          <table:table-cell office:value-type="currency" office:value="20" table:style-name="ce11">
            <text:p><text:s/>20,00 €<text:s/></text:p>
          </table:table-cell>
          <table:table-cell office:value-type="currency" office:value="6" table:formula="of:=[.E43]*0.3" table:style-name="ce11">
            <text:p><text:s/>6,00 €<text:s/></text:p>
          </table:table-cell>
          <table:table-cell office:value-type="currency" office:value="26" table:formula="of:=[.E43]+[.F43]" table:style-name="ce11">
            <text:p><text:s/>26,00 €<text:s/></text:p>
          </table:table-cell>
          <table:table-cell office:value-type="currency" office:value="78" table:formula="of:=[.G43]*3" table:style-name="ce11">
            <text:p><text:s/>78,00 €<text:s/>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 office:value-type="string" table:style-name="ce10">
            <text:p>Asier</text:p>
          </table:table-cell>
          <table:table-cell office:value-type="string" table:style-name="ce10">
            <text:p>Gestor</text:p>
          </table:table-cell>
          <table:table-cell office:value-type="currency" office:value="20280" table:formula="of:=[.D44]*[.G44]" table:style-name="ce11">
            <text:p><text:s/>20.280,00 €<text:s/></text:p>
          </table:table-cell>
          <table:table-cell office:value-type="float" office:value="780" table:formula="of:=260*3" table:style-name="ce10">
            <text:p>780</text:p>
          </table:table-cell>
          <table:table-cell office:value-type="currency" office:value="20" table:style-name="ce11">
            <text:p><text:s/>20,00 €<text:s/></text:p>
          </table:table-cell>
          <table:table-cell office:value-type="currency" office:value="6" table:formula="of:=[.E44]*0.3" table:style-name="ce11">
            <text:p><text:s/>6,00 €<text:s/></text:p>
          </table:table-cell>
          <table:table-cell office:value-type="currency" office:value="26" table:formula="of:=[.E44]+[.F44]" table:style-name="ce11">
            <text:p><text:s/>26,00 €<text:s/></text:p>
          </table:table-cell>
          <table:table-cell office:value-type="currency" office:value="78" table:formula="of:=[.G44]*3" table:style-name="ce11">
            <text:p><text:s/>78,00 €<text:s/></text:p>
          </table:table-cell>
          <table:table-cell table:number-columns-repeated="4" table:style-name="ce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27">
            <text:p>TABLA OTROS GASTOS</text:p>
          </table:table-cell>
          <table:covered-table-cell table:number-columns-repeated="3"/>
          <table:table-cell table:number-columns-repeated="4" table:style-name="ce24"/>
          <table:table-cell table:number-columns-repeated="8" table:style-name="ce2"/>
          <table:table-cell table:number-columns-repeated="16368" table:style-name="ce1"/>
        </table:table-row>
        <table:table-row table:style-name="ro2">
          <table:table-cell office:value-type="string" table:style-name="ce25">
            <text:p>Tipo</text:p>
          </table:table-cell>
          <table:table-cell office:value-type="string" table:style-name="ce26">
            <text:p>Coste total</text:p>
            <text:p>en proyecto</text:p>
          </table:table-cell>
          <table:table-cell office:value-type="string" table:style-name="ce5">
            <text:p>Horas totales</text:p>
            <text:p>en proyecto</text:p>
          </table:table-cell>
          <table:table-cell office:value-type="string" table:style-name="ce5">
            <text:p>Coste por</text:p>
            <text:p><text:s/>hora</text:p>
          </table:table-cell>
          <table:table-cell table:number-columns-repeated="16380" table:style-name="ce24"/>
        </table:table-row>
        <table:table-row table:style-name="ro1">
          <table:table-cell office:value-type="string" table:style-name="ce10">
            <text:p>Ordenador</text:p>
          </table:table-cell>
          <table:table-cell office:value-type="currency" office:value="82.5" table:formula="of:=[.D49]*[.C49]" table:style-name="ce11">
            <text:p><text:s/>82,50 €<text:s/></text:p>
          </table:table-cell>
          <table:table-cell office:value-type="float" office:value="30" table:style-name="ce10">
            <text:p>30</text:p>
          </table:table-cell>
          <table:table-cell office:value-type="currency" office:value="2.75" table:style-name="ce11">
            <text:p><text:s/>2,75 €<text:s/></text:p>
          </table:table-cell>
          <table:table-cell table:number-columns-repeated="10"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Movil</text:p>
          </table:table-cell>
          <table:table-cell office:value-type="currency" office:value="45" table:formula="of:=[.D50]*[.C50]" table:style-name="ce11">
            <text:p><text:s/>45,00 €<text:s/></text:p>
          </table:table-cell>
          <table:table-cell office:value-type="float" office:value="30" table:style-name="ce10">
            <text:p>30</text:p>
          </table:table-cell>
          <table:table-cell office:value-type="currency" office:value="1.5" table:style-name="ce11">
            <text:p><text:s/>1,50 €<text:s/></text:p>
          </table:table-cell>
          <table:table-cell table:number-columns-repeated="10"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Camara</text:p>
          </table:table-cell>
          <table:table-cell office:value-type="currency" office:value="5.8125" table:formula="of:=[.D51]*[.C51]" table:style-name="ce11">
            <text:p><text:s/>5,81 €<text:s/></text:p>
          </table:table-cell>
          <table:table-cell office:value-type="float" office:value="4.6500000000000004" table:style-name="ce10">
            <text:p>4,65</text:p>
          </table:table-cell>
          <table:table-cell office:value-type="currency" office:value="1.25" table:style-name="ce11">
            <text:p><text:s/>1,25 €<text:s/></text:p>
          </table:table-cell>
          <table:table-cell table:number-columns-repeated="10"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Microfono</text:p>
          </table:table-cell>
          <table:table-cell office:value-type="currency" office:value="1.1625000000000001" table:formula="of:=[.D52]*[.C52]" table:style-name="ce11">
            <text:p><text:s/>1,16 €<text:s/></text:p>
          </table:table-cell>
          <table:table-cell office:value-type="float" office:value="4.6500000000000004" table:style-name="ce10">
            <text:p>4,65</text:p>
          </table:table-cell>
          <table:table-cell office:value-type="currency" office:value="0.25" table:style-name="ce11">
            <text:p><text:s/>0,25 €<text:s/></text:p>
          </table:table-cell>
          <table:table-cell table:number-columns-repeated="10" table:style-name="ce2"/>
          <table:table-cell table:number-columns-repeated="16370" table:style-name="ce1"/>
        </table:table-row>
        <table:table-row table:style-name="ro1">
          <table:table-cell office:value-type="string" table:style-name="ce10">
            <text:p>Indirectos</text:p>
          </table:table-cell>
          <table:table-cell office:value-type="currency" office:value="120" table:formula="of:=[.D53]*[.C53]" table:style-name="ce11">
            <text:p><text:s/>120,00 €<text:s/></text:p>
          </table:table-cell>
          <table:table-cell office:value-type="float" office:value="30" table:style-name="ce10">
            <text:p>30</text:p>
          </table:table-cell>
          <table:table-cell office:value-type="currency" office:value="4" table:style-name="ce11">
            <text:p><text:s/>4,00 €<text:s/></text:p>
          </table:table-cell>
          <table:table-cell table:number-columns-repeated="10" table:style-name="ce2"/>
          <table:table-cell table:number-columns-repeated="16370" table:style-name="ce1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6P1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6P2" number:language="es" number:country="ES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es" number:country="ES">€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_50_0_37__32_-_32__201_nfasis1" style:display-name="20% - Énfasis1" style:family="table-cell" style:data-style-name="N0">
      <style:table-cell-properties fo:background-color="#C0E6F5"/>
      <style:text-properties style:font-name="Aptos Narrow" style:font-name-asian="Aptos Narrow" style:font-name-complex="Aptos Narrow"/>
    </style:style>
    <style:style style:name="_50_0_37__32_-_32__201_nfasis2" style:display-name="20% - Énfasis2" style:family="table-cell" style:data-style-name="N0">
      <style:table-cell-properties fo:background-color="#FBE2D5"/>
      <style:text-properties style:font-name="Aptos Narrow" style:font-name-asian="Aptos Narrow" style:font-name-complex="Aptos Narrow"/>
    </style:style>
    <style:style style:name="_50_0_37__32_-_32__201_nfasis3" style:display-name="20% - Énfasis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_201_nfasis5" style:display-name="20% - Énfasis5" style:family="table-cell" style:data-style-name="N0">
      <style:table-cell-properties fo:background-color="#F2CEEF"/>
      <style:text-properties style:font-name="Aptos Narrow" style:font-name-asian="Aptos Narrow" style:font-name-complex="Aptos Narrow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Aptos Narrow" style:font-name-asian="Aptos Narrow" style:font-name-complex="Aptos Narrow" fo:font-weight="bold" style:font-weight-asian="bold" style:font-weight-complex="bold"/>
    </style:style>
    <style:style style:name="Entrada" style:family="table-cell" style:data-style-name="N0">
      <style:table-cell-properties fo:border="thin solid #7F7F7F" fo:background-color="#FFCC99"/>
      <style:text-properties fo:color="#3F3F76" style:font-name="Aptos Narrow" style:font-name-asian="Aptos Narrow" style:font-name-complex="Aptos Narrow"/>
    </style:style>
    <style:style style:name="Moneda" style:family="table-cell" style:data-style-name="N36"/>
    <style:style style:name="Neutral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dministrador</meta:initial-creator>
    <dc:creator>XABIER GABIÑA</dc:creator>
    <meta:creation-date>2019-03-12T15:35:57Z</meta:creation-date>
    <dc:date>2024-05-02T10:12:51Z</dc:date>
  </office:meta>
</office:document-meta>
</file>